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$dense_size.$B$15]" style:apply-style-name="Bad" style:base-cell-address="dense_size.B2"/>
      <style:map style:condition="cell-content()=[$dense_size.$B$16]" style:apply-style-name="Good" style:base-cell-address="dense_size.B2"/>
    </style:style>
    <style:style style:name="ce2" style:family="table-cell" style:parent-style-name="Default">
      <style:map style:condition="cell-content()=[$dense_size.$D$15]" style:apply-style-name="Good" style:base-cell-address="dense_size.D2"/>
      <style:map style:condition="cell-content()=[$dense_size.$D$16]" style:apply-style-name="Bad" style:base-cell-address="dense_size.D2"/>
    </style:style>
    <style:style style:name="ce3" style:family="table-cell" style:parent-style-name="Default">
      <style:map style:condition="cell-content()=[$dense_size.$F$15]" style:apply-style-name="Bad" style:base-cell-address="dense_size.F2"/>
      <style:map style:condition="cell-content()=[$dense_size.$F$16]" style:apply-style-name="Good" style:base-cell-address="dense_size.F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_siz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dense_size</text:p>
          </table:table-cell>
          <table:table-cell table:style-name="Default" office:value-type="string" calcext:value-type="string">
            <text:p>tx_erro</text:p>
          </table:table-cell>
          <table:table-cell office:value-type="string" calcext:value-type="string">
            <text:p>norm_tx_erro</text:p>
          </table:table-cell>
          <table:table-cell table:style-name="Default" office:value-type="string" calcext:value-type="string">
            <text:p>tx_accu</text:p>
          </table:table-cell>
          <table:table-cell office:value-type="string" calcext:value-type="string">
            <text:p>norm_tx_accu</text:p>
          </table:table-cell>
          <table:table-cell table:style-name="Default" office:value-type="string" calcext:value-type="string">
            <text:p>predic</text:p>
          </table:table-cell>
          <table:table-cell office:value-type="string" calcext:value-type="string">
            <text:p>norm_predi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56" calcext:value-type="float">
            <text:p>0,0556</text:p>
          </table:table-cell>
          <table:table-cell table:formula="of:=[.B2]/[.B$15]" office:value-type="float" office:value="0.882539682539683" calcext:value-type="float">
            <text:p>0,882539682539683</text:p>
          </table:table-cell>
          <table:table-cell office:value-type="float" office:value="0.9835" calcext:value-type="float">
            <text:p>0,9835</text:p>
          </table:table-cell>
          <table:table-cell table:formula="of:=[.D2]/[.D$15]" office:value-type="float" office:value="0.996655857316579" calcext:value-type="float">
            <text:p>0,996655857316579</text:p>
          </table:table-cell>
          <table:table-cell office:value-type="float" office:value="165" calcext:value-type="float">
            <text:p>165</text:p>
          </table:table-cell>
          <table:table-cell table:formula="of:=[.F2]/[.F$15]" office:value-type="float" office:value="0.833333333333333" calcext:value-type="float">
            <text:p>0,8333333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33" calcext:value-type="float">
            <text:p>0,0433</text:p>
          </table:table-cell>
          <table:table-cell table:formula="of:=[.B3]/[.B$15]" office:value-type="float" office:value="0.687301587301587" calcext:value-type="float">
            <text:p>0,687301587301587</text:p>
          </table:table-cell>
          <table:table-cell office:value-type="float" office:value="0.9867" calcext:value-type="float">
            <text:p>0,9867</text:p>
          </table:table-cell>
          <table:table-cell table:formula="of:=[.D3]/[.D$15]" office:value-type="float" office:value="0.999898662342927" calcext:value-type="float">
            <text:p>0,999898662342927</text:p>
          </table:table-cell>
          <table:table-cell office:value-type="float" office:value="133" calcext:value-type="float">
            <text:p>133</text:p>
          </table:table-cell>
          <table:table-cell table:formula="of:=[.F3]/[.F$15]" office:value-type="float" office:value="0.671717171717172" calcext:value-type="float">
            <text:p>0,6717171717171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89" calcext:value-type="float">
            <text:p>0,0589</text:p>
          </table:table-cell>
          <table:table-cell table:formula="of:=[.B4]/[.B$15]" office:value-type="float" office:value="0.934920634920635" calcext:value-type="float">
            <text:p>0,934920634920635</text:p>
          </table:table-cell>
          <table:table-cell office:value-type="float" office:value="0.9812" calcext:value-type="float">
            <text:p>0,9812</text:p>
          </table:table-cell>
          <table:table-cell table:formula="of:=[.D4]/[.D$15]" office:value-type="float" office:value="0.994325091203891" calcext:value-type="float">
            <text:p>0,994325091203891</text:p>
          </table:table-cell>
          <table:table-cell office:value-type="float" office:value="188" calcext:value-type="float">
            <text:p>188</text:p>
          </table:table-cell>
          <table:table-cell table:formula="of:=[.F4]/[.F$15]" office:value-type="float" office:value="0.94949494949495" calcext:value-type="float">
            <text:p>0,949494949494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95" calcext:value-type="float">
            <text:p>0,0495</text:p>
          </table:table-cell>
          <table:table-cell table:formula="of:=[.B5]/[.B$15]" office:value-type="float" office:value="0.785714285714286" calcext:value-type="float">
            <text:p>0,785714285714286</text:p>
          </table:table-cell>
          <table:table-cell office:value-type="float" office:value="0.9834" calcext:value-type="float">
            <text:p>0,9834</text:p>
          </table:table-cell>
          <table:table-cell table:formula="of:=[.D5]/[.D$15]" office:value-type="float" office:value="0.996554519659505" calcext:value-type="float">
            <text:p>0,996554519659505</text:p>
          </table:table-cell>
          <table:table-cell office:value-type="float" office:value="166" calcext:value-type="float">
            <text:p>166</text:p>
          </table:table-cell>
          <table:table-cell table:formula="of:=[.F5]/[.F$15]" office:value-type="float" office:value="0.838383838383838" calcext:value-type="float">
            <text:p>0,8383838383838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63" calcext:value-type="float">
            <text:p>0,063</text:p>
          </table:table-cell>
          <table:table-cell table:formula="of:=[.B6]/[.B$15]" office:value-type="float" office:value="1" calcext:value-type="float">
            <text:p>1</text:p>
          </table:table-cell>
          <table:table-cell office:value-type="float" office:value="0.9802" calcext:value-type="float">
            <text:p>0,9802</text:p>
          </table:table-cell>
          <table:table-cell table:formula="of:=[.D6]/[.D$15]" office:value-type="float" office:value="0.993311714633158" calcext:value-type="float">
            <text:p>0,993311714633158</text:p>
          </table:table-cell>
          <table:table-cell office:value-type="float" office:value="198" calcext:value-type="float">
            <text:p>198</text:p>
          </table:table-cell>
          <table:table-cell table:formula="of:=[.F6]/[.F$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87" calcext:value-type="float">
            <text:p>0,0487</text:p>
          </table:table-cell>
          <table:table-cell table:formula="of:=[.B7]/[.B$15]" office:value-type="float" office:value="0.773015873015873" calcext:value-type="float">
            <text:p>0,773015873015873</text:p>
          </table:table-cell>
          <table:table-cell office:value-type="float" office:value="0.9857" calcext:value-type="float">
            <text:p>0,9857</text:p>
          </table:table-cell>
          <table:table-cell table:formula="of:=[.D7]/[.D$15]" office:value-type="float" office:value="0.998885285772193" calcext:value-type="float">
            <text:p>0,998885285772193</text:p>
          </table:table-cell>
          <table:table-cell office:value-type="float" office:value="143" calcext:value-type="float">
            <text:p>143</text:p>
          </table:table-cell>
          <table:table-cell table:formula="of:=[.F7]/[.F$15]" office:value-type="float" office:value="0.722222222222222" calcext:value-type="float">
            <text:p>0,7222222222222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54" calcext:value-type="float">
            <text:p>0,0554</text:p>
          </table:table-cell>
          <table:table-cell table:formula="of:=[.B8]/[.B$15]" office:value-type="float" office:value="0.879365079365079" calcext:value-type="float">
            <text:p>0,879365079365079</text:p>
          </table:table-cell>
          <table:table-cell office:value-type="float" office:value="0.983" calcext:value-type="float">
            <text:p>0,983</text:p>
          </table:table-cell>
          <table:table-cell table:formula="of:=[.D8]/[.D$15]" office:value-type="float" office:value="0.996149169031212" calcext:value-type="float">
            <text:p>0,996149169031212</text:p>
          </table:table-cell>
          <table:table-cell office:value-type="float" office:value="170" calcext:value-type="float">
            <text:p>170</text:p>
          </table:table-cell>
          <table:table-cell table:formula="of:=[.F8]/[.F$15]" office:value-type="float" office:value="0.858585858585859" calcext:value-type="float">
            <text:p>0,8585858585858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615" calcext:value-type="float">
            <text:p>0,0615</text:p>
          </table:table-cell>
          <table:table-cell table:formula="of:=[.B9]/[.B$15]" office:value-type="float" office:value="0.976190476190476" calcext:value-type="float">
            <text:p>0,976190476190476</text:p>
          </table:table-cell>
          <table:table-cell office:value-type="float" office:value="0.9812" calcext:value-type="float">
            <text:p>0,9812</text:p>
          </table:table-cell>
          <table:table-cell table:formula="of:=[.D9]/[.D$15]" office:value-type="float" office:value="0.994325091203891" calcext:value-type="float">
            <text:p>0,994325091203891</text:p>
          </table:table-cell>
          <table:table-cell office:value-type="float" office:value="188" calcext:value-type="float">
            <text:p>188</text:p>
          </table:table-cell>
          <table:table-cell table:formula="of:=[.F9]/[.F$15]" office:value-type="float" office:value="0.94949494949495" calcext:value-type="float">
            <text:p>0,949494949494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36" calcext:value-type="float">
            <text:p>0,0536</text:p>
          </table:table-cell>
          <table:table-cell table:formula="of:=[.B10]/[.B$15]" office:value-type="float" office:value="0.850793650793651" calcext:value-type="float">
            <text:p>0,850793650793651</text:p>
          </table:table-cell>
          <table:table-cell office:value-type="float" office:value="0.984" calcext:value-type="float">
            <text:p>0,984</text:p>
          </table:table-cell>
          <table:table-cell table:formula="of:=[.D10]/[.D$15]" office:value-type="float" office:value="0.997162545601946" calcext:value-type="float">
            <text:p>0,997162545601946</text:p>
          </table:table-cell>
          <table:table-cell office:value-type="float" office:value="160" calcext:value-type="float">
            <text:p>160</text:p>
          </table:table-cell>
          <table:table-cell table:formula="of:=[.F10]/[.F$15]" office:value-type="float" office:value="0.808080808080808" calcext:value-type="float">
            <text:p>0,8080808080808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6" calcext:value-type="float">
            <text:p>0,0486</text:p>
          </table:table-cell>
          <table:table-cell table:formula="of:=[.B11]/[.B$15]" office:value-type="float" office:value="0.771428571428571" calcext:value-type="float">
            <text:p>0,771428571428571</text:p>
          </table:table-cell>
          <table:table-cell office:value-type="float" office:value="0.9849" calcext:value-type="float">
            <text:p>0,9849</text:p>
          </table:table-cell>
          <table:table-cell table:formula="of:=[.D11]/[.D$15]" office:value-type="float" office:value="0.998074584515606" calcext:value-type="float">
            <text:p>0,998074584515606</text:p>
          </table:table-cell>
          <table:table-cell office:value-type="float" office:value="151" calcext:value-type="float">
            <text:p>151</text:p>
          </table:table-cell>
          <table:table-cell table:formula="of:=[.F11]/[.F$15]" office:value-type="float" office:value="0.762626262626263" calcext:value-type="float">
            <text:p>0,762626262626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9" calcext:value-type="float">
            <text:p>0,0489</text:p>
          </table:table-cell>
          <table:table-cell table:formula="of:=[.B12]/[.B$15]" office:value-type="float" office:value="0.776190476190476" calcext:value-type="float">
            <text:p>0,776190476190476</text:p>
          </table:table-cell>
          <table:table-cell office:value-type="float" office:value="0.9843" calcext:value-type="float">
            <text:p>0,9843</text:p>
          </table:table-cell>
          <table:table-cell table:formula="of:=[.D12]/[.D$15]" office:value-type="float" office:value="0.997466558573166" calcext:value-type="float">
            <text:p>0,997466558573166</text:p>
          </table:table-cell>
          <table:table-cell office:value-type="float" office:value="157" calcext:value-type="float">
            <text:p>157</text:p>
          </table:table-cell>
          <table:table-cell table:formula="of:=[.F12]/[.F$15]" office:value-type="float" office:value="0.792929292929293" calcext:value-type="float">
            <text:p>0,79292929292929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2" calcext:value-type="float">
            <text:p>0,042</text:p>
          </table:table-cell>
          <table:table-cell table:formula="of:=[.B13]/[.B$15]" office:value-type="float" office:value="0.666666666666667" calcext:value-type="float">
            <text:p>0,666666666666667</text:p>
          </table:table-cell>
          <table:table-cell office:value-type="float" office:value="0.9868" calcext:value-type="float">
            <text:p>0,9868</text:p>
          </table:table-cell>
          <table:table-cell table:formula="of:=[.D13]/[.D$15]"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formula="of:=[.F13]/[.F$15]" office:value-type="float" office:value="0.666666666666667" calcext:value-type="float">
            <text:p>0,66666666666666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table:style-name="Default" table:formula="of:=MAX([.B2:.B13])" office:value-type="float" office:value="0.063" calcext:value-type="float">
            <text:p>0,063</text:p>
          </table:table-cell>
          <table:table-cell table:formula="of:=MAX([.C2:.C13])" office:value-type="float" office:value="1" calcext:value-type="float">
            <text:p>1</text:p>
          </table:table-cell>
          <table:table-cell table:style-name="Default" table:formula="of:=MAX([.D2:.D13])" office:value-type="float" office:value="0.9868" calcext:value-type="float">
            <text:p>0,9868</text:p>
          </table:table-cell>
          <table:table-cell table:formula="of:=MAX([.E2:.E13])" office:value-type="float" office:value="1" calcext:value-type="float">
            <text:p>1</text:p>
          </table:table-cell>
          <table:table-cell table:style-name="Default" table:formula="of:=MAX([.F2:.F13])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mínimo</text:p>
          </table:table-cell>
          <table:table-cell table:style-name="Default" table:formula="of:=MIN([.B13])" office:value-type="float" office:value="0.042" calcext:value-type="float">
            <text:p>0,042</text:p>
          </table:table-cell>
          <table:table-cell table:formula="of:=MIN([.C13])" office:value-type="float" office:value="0.666666666666667" calcext:value-type="float">
            <text:p>0,666666666666667</text:p>
          </table:table-cell>
          <table:table-cell table:style-name="Default" table:formula="of:=MIN([.D13])" office:value-type="float" office:value="0.9868" calcext:value-type="float">
            <text:p>0,9868</text:p>
          </table:table-cell>
          <table:table-cell table:formula="of:=MIN([.E13])" office:value-type="float" office:value="1" calcext:value-type="float">
            <text:p>1</text:p>
          </table:table-cell>
          <table:table-cell table:style-name="Default" table:formula="of:=MIN([.F13])" office:value-type="float" office:value="132" calcext:value-type="float">
            <text:p>132</text:p>
          </table:table-cell>
          <table:table-cell/>
        </table:table-row>
        <calcext:conditional-formats>
          <calcext:conditional-format calcext:target-range-address="dense_size.B2:dense_size.B13">
            <calcext:condition calcext:apply-style-name="Bad" calcext:value="=[$dense_size.$B$15]" calcext:base-cell-address="dense_size.B2"/>
            <calcext:condition calcext:apply-style-name="Good" calcext:value="=[$dense_size.$B$16]" calcext:base-cell-address="dense_size.B2"/>
          </calcext:conditional-format>
          <calcext:conditional-format calcext:target-range-address="dense_size.D2:dense_size.D13">
            <calcext:condition calcext:apply-style-name="Good" calcext:value="=[$dense_size.$D$15]" calcext:base-cell-address="dense_size.D2"/>
            <calcext:condition calcext:apply-style-name="Bad" calcext:value="=[$dense_size.$D$16]" calcext:base-cell-address="dense_size.D2"/>
          </calcext:conditional-format>
          <calcext:conditional-format calcext:target-range-address="dense_size.F2:dense_size.F13">
            <calcext:condition calcext:apply-style-name="Bad" calcext:value="=[$dense_size.$F$15]" calcext:base-cell-address="dense_size.F2"/>
            <calcext:condition calcext:apply-style-name="Good" calcext:value="=[$dense_size.$F$16]" calcext:base-cell-address="dense_size.F2"/>
          </calcext:conditional-format>
        </calcext:conditional-formats>
      </table:table>
      <table:table table:name="Planilha2" table:style-name="ta1">
        <table:shapes>
          <draw:frame draw:z-index="0" draw:style-name="gr1" draw:text-style-name="P1" svg:width="40.336cm" svg:height="22.688cm" svg:x="0.001cm" svg:y="0.001cm">
            <draw:object draw:notify-on-update-of-ranges="dense_size.A2:dense_size.A13 dense_size.E2:dense_size.E13 dense_size.A2:dense_size.A13 dense_size.C2:dense_size.C13 dense_size.A2:dense_size.A13 dense_size.G2:dense_size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6T14:31:01.244508658</dc:date>
    <meta:editing-duration>PT2M3S</meta:editing-duration>
    <meta:editing-cycles>1</meta:editing-cycles>
    <meta:document-statistic meta:table-count="2" meta:cell-count="103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Itálico Negrito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00" chart:maximum="2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2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2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236c20" draw:fill-color="#236c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5cm" svg:stroke-color="#e8a202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337cm" svg:height="22.689cm" xlink:href=".." xlink:type="simple" chart:class="chart:scatter" chart:style-name="ch1">
        <chart:title svg:x="14.296cm" svg:y="0.788cm" chart:style-name="ch2">
          <text:p>Variando Densidade pós-Vetorização</text:p>
        </chart:title>
        <chart:subtitle svg:x="16.27cm" svg:y="2.116cm" chart:style-name="ch3">
          <text:p>CNN com 2 camadas, normalizada</text:p>
        </chart:subtitle>
        <chart:legend chart:legend-position="end" svg:x="37.586cm" svg:y="10.38cm" style:legend-expansion="high" chart:style-name="ch4"/>
        <chart:plot-area chart:style-name="ch5" table:cell-range-address="dense_size.A2:dense_size.A13 dense_size.E2:dense_size.E13 dense_size.C2:dense_size.C13 dense_size.G2:dense_size.G13" chart:data-source-has-labels="row" svg:x="2.047cm" svg:y="3.613cm" svg:width="34.733cm" svg:height="17.412cm">
          <chartooo:coordinate-region svg:x="2.806cm" svg:y="3.827cm" svg:width="33.974cm" svg:height="16.524cm"/>
          <chart:axis chart:dimension="x" chart:name="primary-x" chart:style-name="ch6">
            <chart:title svg:x="18.321cm" svg:y="21.478cm" chart:style-name="ch7">
              <text:p>Densidade</text:p>
            </chart:title>
          </chart:axis>
          <chart:axis chart:dimension="y" chart:name="primary-y" chart:style-name="ch8">
            <chart:title svg:x="0.451cm" svg:y="12.847cm" chart:style-name="ch9">
              <text:p>Taxa</text:p>
            </chart:title>
            <chart:grid chart:style-name="ch10" chart:class="major"/>
          </chart:axis>
          <chart:series chart:style-name="ch11" chart:values-cell-range-address="dense_size.E2:dense_size.E13" loext:label-string="tx_acc" chart:class="chart:scatter">
            <chart:domain table:cell-range-address="dense_size.A2:dense_size.A13"/>
            <chart:data-point chart:repeated="12"/>
          </chart:series>
          <chart:series chart:style-name="ch12" chart:values-cell-range-address="dense_size.C2:dense_size.C13" loext:label-string="tx_erro" chart:class="chart:scatter">
            <chart:data-point chart:repeated="12"/>
          </chart:series>
          <chart:series chart:style-name="ch13" chart:values-cell-range-address="dense_size.G2:dense_size.G13" loext:label-string="erro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x_acc</text:p>
              </table:table-cell>
              <table:table-cell office:value-type="string">
                <text:p>tx_erro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ense_size.A2:dense_size.A13</svg:desc>
                </draw:g>
              </table:table-cell>
              <table:table-cell office:value-type="float" office:value="0.996655857316579">
                <text:p>0.996655857316579</text:p>
                <draw:g>
                  <svg:desc>dense_size.E2:dense_size.E13</svg:desc>
                </draw:g>
              </table:table-cell>
              <table:table-cell office:value-type="float" office:value="0.882539682539683">
                <text:p>0.882539682539683</text:p>
                <draw:g>
                  <svg:desc>dense_size.C2:dense_size.C13</svg:desc>
                </draw:g>
              </table:table-cell>
              <table:table-cell office:value-type="float" office:value="0.833333333333333">
                <text:p>0.833333333333333</text:p>
                <draw:g>
                  <svg:desc>dense_size.G2:dense_size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0.999898662342927">
                <text:p>0.999898662342927</text:p>
              </table:table-cell>
              <table:table-cell office:value-type="float" office:value="0.687301587301587">
                <text:p>0.687301587301587</text:p>
              </table:table-cell>
              <table:table-cell office:value-type="float" office:value="0.671717171717172">
                <text:p>0.671717171717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994325091203891">
                <text:p>0.994325091203891</text:p>
              </table:table-cell>
              <table:table-cell office:value-type="float" office:value="0.934920634920635">
                <text:p>0.934920634920635</text:p>
              </table:table-cell>
              <table:table-cell office:value-type="float" office:value="0.94949494949495">
                <text:p>0.94949494949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0.996554519659505">
                <text:p>0.99655451965950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38383838383838">
                <text:p>0.838383838383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0.993311714633158">
                <text:p>0.9933117146331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998885285772193">
                <text:p>0.998885285772193</text:p>
              </table:table-cell>
              <table:table-cell office:value-type="float" office:value="0.773015873015873">
                <text:p>0.773015873015873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0.996149169031212">
                <text:p>0.996149169031212</text:p>
              </table:table-cell>
              <table:table-cell office:value-type="float" office:value="0.879365079365079">
                <text:p>0.879365079365079</text:p>
              </table:table-cell>
              <table:table-cell office:value-type="float" office:value="0.858585858585859">
                <text:p>0.858585858585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994325091203891">
                <text:p>0.994325091203891</text:p>
              </table:table-cell>
              <table:table-cell office:value-type="float" office:value="0.976190476190476">
                <text:p>0.976190476190476</text:p>
              </table:table-cell>
              <table:table-cell office:value-type="float" office:value="0.94949494949495">
                <text:p>0.94949494949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997162545601946">
                <text:p>0.997162545601946</text:p>
              </table:table-cell>
              <table:table-cell office:value-type="float" office:value="0.850793650793651">
                <text:p>0.850793650793651</text:p>
              </table:table-cell>
              <table:table-cell office:value-type="float" office:value="0.808080808080808">
                <text:p>0.808080808080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0.998074584515606">
                <text:p>0.998074584515606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762626262626263">
                <text:p>0.762626262626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997466558573166">
                <text:p>0.997466558573166</text:p>
              </table:table-cell>
              <table:table-cell office:value-type="float" office:value="0.776190476190476">
                <text:p>0.776190476190476</text:p>
              </table:table-cell>
              <table:table-cell office:value-type="float" office:value="0.792929292929293">
                <text:p>0.792929292929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